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a9a3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a9a32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a9a32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1a9a32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1a9a32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1a9a32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1a9a32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1a9a32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1</text:span><text:span text:style-name="T1">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45:54.670845047</meta:creation-date>
    <dc:date>2024-11-05T15:47:09.627293990</dc:date>
    <meta:editing-duration>PT1M16S</meta:editing-duration>
    <meta:editing-cycles>1</meta:editing-cycles>
    <meta:document-statistic meta:table-count="1" meta:image-count="0" meta:object-count="0" meta:page-count="1" meta:paragraph-count="4" meta:word-count="15" meta:character-count="105" meta:non-whitespace-character-count="91"/>
    <meta:generator>LibreOffice/6.4.7.2$Linux_AARCH64 LibreOffice_project/40$Build-2</meta:generator>
  </office:meta>
</office:document-meta>
</file>